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3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7f0055" style:font-name="Consolas" fo:font-size="8pt" fo:font-weight="bold" style:font-name-asian="Consolas1" style:font-size-asian="8pt" style:font-weight-asian="bold" style:font-name-complex="Consolas1" style:font-size-complex="8pt"/>
    </style:style>
    <style:style style:name="T4" style:family="text">
      <style:text-properties fo:color="#7f0055" style:font-name="Consolas" fo:font-size="8pt" fo:font-weight="bold" fo:background-color="#d4d4d4" loext:char-shading-value="0" style:font-name-asian="Consolas1" style:font-size-asian="8pt" style:font-weight-asian="bold" style:font-name-complex="Consolas1" style:font-size-complex="8pt"/>
    </style:style>
    <style:style style:name="T5" style:family="text">
      <style:text-properties fo:color="#000000" style:font-name="Consolas" fo:font-size="8pt" style:font-name-asian="Consolas1" style:font-size-asian="8pt" style:font-name-complex="Consolas1" style:font-size-complex="8pt"/>
    </style:style>
    <style:style style:name="T6" style:family="text">
      <style:text-properties fo:color="#000000" style:font-name="Consolas" fo:font-size="8pt" fo:background-color="#d4d4d4" loext:char-shading-value="0" style:font-name-asian="Consolas1" style:font-size-asian="8pt" style:font-name-complex="Consolas1" style:font-size-complex="8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style:font-name="Consolas" fo:font-size="8pt" style:font-name-asian="Consolas1" style:font-size-asian="8pt" style:font-name-complex="Consolas1" style:font-size-complex="8pt"/>
    </style:style>
    <style:style style:name="T10" style:family="text">
      <style:text-properties fo:color="#6a3e3e" style:font-name="Consolas" fo:font-size="8pt" style:font-name-asian="Consolas1" style:font-size-asian="8pt" style:font-name-complex="Consolas1" style:font-size-complex="8pt"/>
    </style:style>
    <style:style style:name="T11" style:family="text">
      <style:text-properties fo:color="#0000c0" style:font-name="Consolas" fo:font-size="8pt" fo:font-style="italic" fo:font-weight="bold" style:font-name-asian="Consolas1" style:font-size-asian="8pt" style:font-style-asian="italic" style:font-weight-asian="bold" style:font-name-complex="Consolas1" style:font-size-complex="8pt"/>
    </style:style>
    <style:style style:name="T12" style:family="text">
      <style:text-properties fo:color="#2a00ff" style:font-name="Consolas" fo:font-size="8pt" style:font-name-asian="Consolas1" style:font-size-asian="8pt" style:font-name-complex="Consolas1" style:font-size-complex="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color="#188038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Switch case</text:span></text:p>
      <text:p text:style-name="P1"/>
      <text:p text:style-name="Standard"><text:span text:style-name="T2">Atividade 1</text:span></text:p>
      <text:p text:style-name="P3"><text:span text:style-name="T3">import</text:span><text:span text:style-name="T5"> java.util.Scanner;</text:span></text:p>
      <text:p text:style-name="P3"><text:span text:style-name="T3">public</text:span><text:span text:style-name="T5"> </text:span><text:span text:style-name="T3">class</text:span><text:span text:style-name="T5"> Main {</text:span></text:p>
      <text:p text:style-name="P3"><text:span text:style-name="T5"><text:tab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main(String[] </text:span><text:span text:style-name="T10">args</text:span><text:span text:style-name="T5">) {</text:span></text:p>
      <text:p text:style-name="P3"><text:span text:style-name="T5"><text:tab/><text:tab/>Scanner </text:span><text:span text:style-name="T10">sc</text:span><text:span text:style-name="T5"> = </text:span><text:span text:style-name="T3">new</text:span><text:span text:style-name="T5"> Scanner (System.</text:span><text:span text:style-name="T11">in</text:span><text:span text:style-name="T5">);</text:span></text:p>
      <text:p text:style-name="P3"><text:span text:style-name="T5"><text:tab/><text:tab/>System.</text:span><text:span text:style-name="T11">out</text:span><text:span text:style-name="T5">.println(</text:span><text:span text:style-name="T12">"Selecione uma das opções:"</text:span><text:span text:style-name="T5">);</text:span></text:p>
      <text:p text:style-name="P3"><text:span text:style-name="T5"><text:tab/><text:tab/>System.</text:span><text:span text:style-name="T11">out</text:span><text:span text:style-name="T5">.println(</text:span><text:span text:style-name="T12">"1 - Se você ama Java"</text:span><text:span text:style-name="T5">);</text:span></text:p>
      <text:p text:style-name="P3"><text:span text:style-name="T5"><text:tab/><text:tab/>System.</text:span><text:span text:style-name="T11">out</text:span><text:span text:style-name="T5">.println(</text:span><text:span text:style-name="T12">"2 - Se você não gosta de Java"</text:span><text:span text:style-name="T5">);</text:span></text:p>
      <text:p text:style-name="P3"><text:span text:style-name="T5"><text:tab/><text:tab/>System.</text:span><text:span text:style-name="T11">out</text:span><text:span text:style-name="T5">.println(</text:span><text:span text:style-name="T12">"3 - Se entre estudar Java e PHP, você prefere dormir"</text:span><text:span text:style-name="T5">);</text:span></text:p>
      <text:p text:style-name="P3"><text:span text:style-name="T5"><text:tab/><text:tab/></text:span></text:p>
      <text:p text:style-name="P3"><text:span text:style-name="T5"><text:tab/><text:tab/>String </text:span><text:span text:style-name="T10">opcao</text:span><text:span text:style-name="T5"> = </text:span><text:span text:style-name="T10">sc</text:span><text:span text:style-name="T5">.nextLine();</text:span></text:p>
      <text:p text:style-name="P3"><text:span text:style-name="T5"><text:tab/><text:tab/></text:span></text:p>
      <text:p text:style-name="P3"><text:span text:style-name="T5"><text:tab/><text:tab/></text:span><text:span text:style-name="T4">switch</text:span><text:span text:style-name="T5"> (</text:span><text:span text:style-name="T10">opcao</text:span><text:span text:style-name="T5">) {</text:span></text:p>
      <text:p text:style-name="P3"><text:span text:style-name="T5"><text:tab/><text:tab/></text:span><text:span text:style-name="T3">case</text:span><text:span text:style-name="T5"> </text:span><text:span text:style-name="T12">"1"</text:span><text:span text:style-name="T5">:</text:span></text:p>
      <text:p text:style-name="P3"><text:span text:style-name="T5"><text:tab/><text:tab/><text:tab/>System.</text:span><text:span text:style-name="T11">out</text:span><text:span text:style-name="T5">.println(</text:span><text:span text:style-name="T12">"Parabéns, Java é a melhor linguagem."</text:span><text:span text:style-name="T5">);</text:span></text:p>
      <text:p text:style-name="P3"><text:span text:style-name="T5"><text:tab/><text:tab/><text:tab/></text:span><text:span text:style-name="T3">break</text:span><text:span text:style-name="T5">;</text:span></text:p>
      <text:p text:style-name="P3"><text:span text:style-name="T5"><text:tab/><text:tab/></text:span><text:span text:style-name="T3">case</text:span><text:span text:style-name="T5"> </text:span><text:span text:style-name="T12">"2"</text:span><text:span text:style-name="T5">:</text:span></text:p>
      <text:p text:style-name="P3"><text:span text:style-name="T5"><text:tab/><text:tab/><text:tab/>System.</text:span><text:span text:style-name="T11">out</text:span><text:span text:style-name="T5">.println(</text:span><text:span text:style-name="T12">"Eu não gosto de quem não gosta de Java."</text:span><text:span text:style-name="T5">);</text:span></text:p>
      <text:p text:style-name="P3"><text:span text:style-name="T5"><text:tab/><text:tab/><text:tab/></text:span><text:span text:style-name="T3">break</text:span><text:span text:style-name="T5">;</text:span></text:p>
      <text:p text:style-name="P3"><text:span text:style-name="T5"><text:tab/><text:tab/></text:span><text:span text:style-name="T3">case</text:span><text:span text:style-name="T5"> </text:span><text:span text:style-name="T12">"3"</text:span><text:span text:style-name="T5">:</text:span></text:p>
      <text:p text:style-name="P3"><text:span text:style-name="T5"><text:tab/><text:tab/><text:tab/>System.</text:span><text:span text:style-name="T11">out</text:span><text:span text:style-name="T5">.println(</text:span><text:span text:style-name="T12">"Eu te entendo, mas Java ainda é melhor."</text:span><text:span text:style-name="T5">);</text:span></text:p>
      <text:p text:style-name="P3"><text:span text:style-name="T5"><text:tab/><text:tab/><text:tab/></text:span><text:span text:style-name="T3">break</text:span><text:span text:style-name="T5">;</text:span></text:p>
      <text:p text:style-name="P3"><text:span text:style-name="T5"><text:tab/><text:tab/></text:span><text:span text:style-name="T3">default</text:span><text:span text:style-name="T5">:</text:span></text:p>
      <text:p text:style-name="P3"><text:soft-page-break/><text:span text:style-name="T5"><text:tab/><text:tab/><text:tab/>System.</text:span><text:span text:style-name="T11">out</text:span><text:span text:style-name="T5">.println(</text:span><text:span text:style-name="T12">"Não existe a opção "</text:span><text:span text:style-name="T5"> + </text:span><text:span text:style-name="T10">opcao</text:span><text:span text:style-name="T5">);</text:span></text:p>
      <text:p text:style-name="P3"><text:span text:style-name="T5"><text:tab/><text:tab/><text:tab/></text:span><text:span text:style-name="T3">break</text:span><text:span text:style-name="T5">;<text:tab/></text:span></text:p>
      <text:p text:style-name="P3"><text:span text:style-name="T5"><text:tab/><text:tab/></text:span><text:span text:style-name="T6">}</text:span></text:p>
      <text:p text:style-name="P3"><text:span text:style-name="T5"><text:tab/><text:tab/></text:span><text:span text:style-name="T10">sc</text:span><text:span text:style-name="T5">.close();</text:span></text:p>
      <text:p text:style-name="P3"><text:span text:style-name="T5"><text:tab/>}</text:span></text:p>
      <text:p text:style-name="Standard"><text:span text:style-name="T5">}</text:span></text:p>
      <text:p text:style-name="Standard"><text:span text:style-name="T7">Atividade 2</text:span></text:p>
      <text:p text:style-name="P4"><text:span text:style-name="T13">Embora </text:span><text:span text:style-name="T14">switch-case</text:span><text:span text:style-name="T13"> e </text:span><text:span text:style-name="T14">if-else</text:span><text:span text:style-name="T13"> sejam estruturas condicionais em linguagens de programação, elas apresentam diferenças importantes em termos de funcionalidade, legibilidade e performance. Compreender essas distinções é crucial para escolher a ferramenta ideal para cada situação e escrever código mais eficiente e organizado.</text:span></text:p>
      <text:p text:style-name="P4"><text:span text:style-name="T14">Funcionalidade:</text:span></text:p>
      <text:list xml:id="list3244107844" text:style-name="WWNum8">
        <text:list-item>
          <text:p text:style-name="P6"><text:span text:style-name="T14">Switch-Case:<text:line-break/></text:span></text:p>
          <text:list>
            <text:list-item>
              <text:p text:style-name="P25"><text:span text:style-name="T13">Projetado para lidar com </text:span><text:span text:style-name="T14">várias comparações com um mesmo valor</text:span><text:span text:style-name="T13">.</text:span></text:p>
            </text:list-item>
            <text:list-item>
              <text:p text:style-name="P25"><text:span text:style-name="T13">Cada </text:span><text:span text:style-name="T14">case</text:span><text:span text:style-name="T13"> representa um valor possível para a variável de comparação.</text:span></text:p>
            </text:list-item>
            <text:list-item>
              <text:p text:style-name="P25"><text:span text:style-name="T13">O código correspondente é executado quando há uma correspondência.</text:span></text:p>
            </text:list-item>
            <text:list-item>
              <text:p text:style-name="P29"><text:span text:style-name="T13">A instrução </text:span><text:span text:style-name="T14">break </text:span><text:span text:style-name="T13">é essencial para finalizar a execução do bloco e evitar a ativação de casos subsequentes.</text:span></text:p>
            </text:list-item>
          </text:list>
        </text:list-item>
      </text:list>
      <text:p text:style-name="P5"/>
      <text:p text:style-name="P5"/>
      <text:list xml:id="list64160123221560" text:continue-numbering="true" text:style-name="WWNum8">
        <text:list-item>
          <text:p text:style-name="P6"><text:span text:style-name="T14">If-Else:<text:line-break/></text:span></text:p>
          <text:list>
            <text:list-item>
              <text:p text:style-name="P25"><text:span text:style-name="T13">Mais flexível para </text:span><text:span text:style-name="T14">comparações complexas e encadeadas</text:span><text:span text:style-name="T13">.</text:span></text:p>
            </text:list-item>
            <text:list-item>
              <text:p text:style-name="P25"><text:span text:style-name="T13">Permite testar diversas condições booleanas e executar diferentes blocos de código em cada caso.</text:span></text:p>
            </text:list-item>
            <text:list-item>
              <text:p text:style-name="P29"><text:span text:style-name="T13">Suporta o uso de operadores lógicos (</text:span><text:span text:style-name="T15">&amp;&amp;</text:span><text:span text:style-name="T13">, </text:span><text:span text:style-name="T15">||</text:span><text:span text:style-name="T13">) para combinar condições de forma mais precisa.</text:span></text:p>
            </text:list-item>
          </text:list>
        </text:list-item>
      </text:list>
      <text:p text:style-name="P4"><text:span text:style-name="T14">Analogia:</text:span></text:p>
      <text:list xml:id="list2587685947" text:style-name="WWNum2">
        <text:list-item>
          <text:p text:style-name="P7"><text:span text:style-name="T14">Switch-Case:</text:span><text:span text:style-name="T13"> Imagine um menu com diversas opções. Cada opção representa um "case", e o código correspondente é a ação a ser executada quando a opção é selecionada.<text:line-break/></text:span></text:p>
        </text:list-item>
        <text:list-item>
          <text:p text:style-name="P15"><text:span text:style-name="T14">If-Else:</text:span><text:span text:style-name="T13"> Imagine uma série de perguntas e respostas. Cada pergunta representa uma condição booleana, e as respostas são os blocos de código a serem executados com base na resposta dada.<text:line-break/></text:span></text:p>
        </text:list-item>
      </text:list>
      <text:p text:style-name="P4"><text:span text:style-name="T14">Legibilidade:</text:span></text:p>
      <text:list xml:id="list728636014" text:style-name="WWNum3">
        <text:list-item>
          <text:p text:style-name="P8"><text:span text:style-name="T14">Switch-Case:<text:line-break/></text:span></text:p>
          <text:list>
            <text:list-item>
              <text:p text:style-name="P26"><text:span text:style-name="T13">Pode ser mais </text:span><text:span text:style-name="T14">conciso e legível</text:span><text:span text:style-name="T13"> para </text:span><text:span text:style-name="T14">casos simples com muitos valores possíveis</text:span><text:span text:style-name="T13">.</text:span></text:p>
            </text:list-item>
            <text:list-item>
              <text:p text:style-name="P26"><text:soft-page-break/><text:span text:style-name="T13">Apresenta uma estrutura clara e organizada com blocos de código agrupados por valor, facilitando a visualização e compreensão do código.</text:span></text:p>
            </text:list-item>
          </text:list>
        </text:list-item>
        <text:list-item>
          <text:p text:style-name="P20"><text:span text:style-name="T14">If-Else:<text:line-break/></text:span></text:p>
          <text:list>
            <text:list-item>
              <text:p text:style-name="P26"><text:span text:style-name="T13">Em </text:span><text:span text:style-name="T14">cenários com muitas condições aninhadas</text:span><text:span text:style-name="T13">, o </text:span><text:span text:style-name="T14">if-else</text:span><text:span text:style-name="T13"> pode se tornar </text:span><text:span text:style-name="T14">menos legível e confuso</text:span><text:span text:style-name="T13">.</text:span></text:p>
            </text:list-item>
            <text:list-item>
              <text:p text:style-name="P30"><text:span text:style-name="T13">A aninhação excessiva de blocos de código pode dificultar a compreensão do fluxo de lógica e a identificação de erros.</text:span></text:p>
            </text:list-item>
          </text:list>
        </text:list-item>
      </text:list>
      <text:p text:style-name="P4"><text:span text:style-name="T14">Performance:</text:span></text:p>
      <text:list xml:id="list1053190442" text:style-name="WWNum4">
        <text:list-item>
          <text:p text:style-name="P9"><text:span text:style-name="T14">Switch-Case:<text:line-break/></text:span></text:p>
          <text:list>
            <text:list-item>
              <text:p text:style-name="P27"><text:span text:style-name="T13">Geralmente oferece </text:span><text:span text:style-name="T14">melhor performance</text:span><text:span text:style-name="T13"> para </text:span><text:span text:style-name="T14">casos com um número limitado de valores possíveis</text:span><text:span text:style-name="T13">.</text:span></text:p>
            </text:list-item>
            <text:list-item>
              <text:p text:style-name="P31"><text:span text:style-name="T13">A comparação é realizada através de uma tabela de hash, otimizando a busca pelo valor correspondente e acelerando a execução do código.</text:span></text:p>
            </text:list-item>
          </text:list>
        </text:list-item>
      </text:list>
      <text:p text:style-name="P33"/>
      <text:list xml:id="list64160246769887" text:continue-numbering="true" text:style-name="WWNum4">
        <text:list-item>
          <text:p text:style-name="P9"><text:span text:style-name="T14">If-Else:<text:line-break/></text:span></text:p>
          <text:list>
            <text:list-item>
              <text:p text:style-name="P27"><text:span text:style-name="T13">Em </text:span><text:span text:style-name="T14">situações com muitas comparações complexas</text:span><text:span text:style-name="T13">, o </text:span><text:span text:style-name="T14">if-else</text:span><text:span text:style-name="T13"> pode ter um </text:span><text:span text:style-name="T14">desempenho inferior</text:span><text:span text:style-name="T13">.</text:span></text:p>
            </text:list-item>
            <text:list-item>
              <text:p text:style-name="P31"><text:span text:style-name="T13">A avaliação das condições booleanas pode ser mais lenta, impactando negativamente na performance geral do código.</text:span></text:p>
            </text:list-item>
          </text:list>
        </text:list-item>
      </text:list>
      <text:p text:style-name="P4"><text:span text:style-name="T14">Fatores a Considerar:</text:span></text:p>
      <text:list xml:id="list3531360618" text:style-name="WWNum1">
        <text:list-item>
          <text:p text:style-name="P10"><text:span text:style-name="T14">Número de opções de comparação:</text:span><text:span text:style-name="T13"> Switch-case ideal para poucas opções.</text:span></text:p>
        </text:list-item>
        <text:list-item>
          <text:p text:style-name="P21"><text:span text:style-name="T14">Complexidade das condições:</text:span><text:span text:style-name="T13"> If-else adequado para condições booleanas complexas.</text:span></text:p>
        </text:list-item>
        <text:list-item>
          <text:p text:style-name="P16"><text:span text:style-name="T14">Prioridade:</text:span><text:span text:style-name="T13"> Legibilidade, performance ou concisão do código?</text:span></text:p>
        </text:list-item>
      </text:list>
      <text:p text:style-name="P4"><text:span text:style-name="T14">Recomendação:</text:span></text:p>
      <text:list xml:id="list1135848258" text:style-name="WWNum7">
        <text:list-item>
          <text:p text:style-name="P11"><text:span text:style-name="T14">Switch-Case:<text:line-break/></text:span></text:p>
          <text:list>
            <text:list-item>
              <text:p text:style-name="P28"><text:span text:style-name="T13">Utilize quando tiver </text:span><text:span text:style-name="T14">comparações simples com um número limitado de valores possíveis</text:span><text:span text:style-name="T13">.</text:span></text:p>
            </text:list-item>
            <text:list-item>
              <text:p text:style-name="P28"><text:span text:style-name="T13">Priorize a legibilidade e organização do código para casos simples.</text:span></text:p>
            </text:list-item>
          </text:list>
        </text:list-item>
        <text:list-item>
          <text:p text:style-name="P22"><text:span text:style-name="T14">If-Else:<text:line-break/></text:span></text:p>
          <text:list>
            <text:list-item>
              <text:p text:style-name="P28"><text:span text:style-name="T13">Opte por </text:span><text:span text:style-name="T14">if-else</text:span><text:span text:style-name="T13"> para </text:span><text:span text:style-name="T14">casos com condições booleanas complexas e encadeadas</text:span><text:span text:style-name="T13">.</text:span></text:p>
            </text:list-item>
            <text:list-item>
              <text:p text:style-name="P32"><text:span text:style-name="T13">Priorize a flexibilidade e expressividade para situações complexas.</text:span></text:p>
            </text:list-item>
          </text:list>
        </text:list-item>
      </text:list>
      <text:p text:style-name="P4"><text:span text:style-name="T2">Atividade 3</text:span></text:p>
      <text:p text:style-name="P4"><text:span text:style-name="T14">Switch-case:</text:span></text:p>
      <text:list xml:id="list2135049096" text:style-name="WWNum9">
        <text:list-item>
          <text:p text:style-name="P12"><text:span text:style-name="T14">Imagine:</text:span><text:span text:style-name="T13"> Um menu com várias opções (como um painel de botões).</text:span></text:p>
        </text:list-item>
        <text:list-item>
          <text:p text:style-name="P23"><text:soft-page-break/><text:span text:style-name="T14">Perfeito para:</text:span><text:span text:style-name="T13"> Muitas escolhas com base em um valor (ex: tipo de fruta).</text:span></text:p>
        </text:list-item>
        <text:list-item>
          <text:p text:style-name="P23"><text:span text:style-name="T14">Vantagens:</text:span><text:span text:style-name="T13"> Código organizado, legível e rápido (às vezes).</text:span></text:p>
        </text:list-item>
        <text:list-item>
          <text:p text:style-name="P17"><text:span text:style-name="T14">Desvantagem:</text:span><text:span text:style-name="T13"> Menos flexível.</text:span></text:p>
        </text:list-item>
      </text:list>
      <text:p text:style-name="P4"><text:span text:style-name="T14">If-else:</text:span></text:p>
      <text:list xml:id="list2226242969" text:style-name="WWNum5">
        <text:list-item>
          <text:p text:style-name="P13"><text:span text:style-name="T14">Imagine:</text:span><text:span text:style-name="T13"> Uma série de perguntas e respostas (como um interrogatório).</text:span></text:p>
        </text:list-item>
        <text:list-item>
          <text:p text:style-name="P24"><text:span text:style-name="T14">Perfeito para:</text:span><text:span text:style-name="T13"> Casos simples com lógica baseada em condições (ex: par ou ímpar).</text:span></text:p>
        </text:list-item>
        <text:list-item>
          <text:p text:style-name="P24"><text:span text:style-name="T14">Vantagens:</text:span><text:span text:style-name="T13"> Mais flexível, compatível com diversas linguagens.</text:span></text:p>
        </text:list-item>
        <text:list-item>
          <text:p text:style-name="P18"><text:span text:style-name="T14">Desvantagem:</text:span><text:span text:style-name="T13"> Código menos legível em projetos grandes.</text:span></text:p>
        </text:list-item>
      </text:list>
      <text:p text:style-name="P4"><text:span text:style-name="T14">Escolha:</text:span></text:p>
      <text:list xml:id="list787620437" text:style-name="WWNum6">
        <text:list-item>
          <text:p text:style-name="P14"><text:span text:style-name="T14">Switch-case:</text:span><text:span text:style-name="T13"> organização e clareza para muitas opções.</text:span></text:p>
        </text:list-item>
        <text:list-item>
          <text:p text:style-name="P19"><text:span text:style-name="T14">If-else:</text:span><text:span text:style-name="T13"> simplicidade e flexibilidade para casos simples.</text:span></text:p>
        </text:list-item>
      </text:list>
      <text:p text:style-name="P5"/>
      <text:p text:style-name="P2"/>
      <text:p text:style-name="P2"/>
      <text:p text:style-name="P2"/>
      <text:p text:style-name="Standard"><text:bookmark text:name="_gjdgxs"/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fo:font-size="12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5" meta:word-count="636" meta:character-count="4206" meta:non-whitespace-character-count="3626"/>
    <meta:generator>LibreOfficeDev/6.0.5.2$Linux_X86_64 LibreOffice_project/</meta:generator>
  </office:meta>
</office:document-meta>
</file>